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style:font-name="Calibri" fo:font-size="10pt" fo:font-style="italic" style:text-underline-style="none" fo:font-weight="normal" officeooo:rsid="0119d945" officeooo:paragraph-rsid="0123267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Text_20_body">
      <style:paragraph-properties fo:margin-top="0cm" fo:margin-bottom="0cm" style:contextual-spacing="false"/>
      <style:text-properties style:font-name="Calibri" fo:font-size="10pt" fo:font-style="italic" style:text-underline-style="none" fo:font-weight="normal" officeooo:rsid="0029380e" officeooo:paragraph-rsid="0123267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ext_20_body">
      <style:paragraph-properties fo:margin-top="0cm" fo:margin-bottom="0cm" style:contextual-spacing="false"/>
      <style:text-properties style:font-name="Calibri" fo:font-size="10pt" fo:font-style="normal" style:text-underline-style="none" fo:font-weight="normal" officeooo:rsid="0029380e" officeooo:paragraph-rsid="01232672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ext_20_body">
      <style:text-properties fo:color="#000000" loext:opacity="100%" style:font-name="Calibri" fo:font-size="10pt" fo:language="fr" fo:country="FR" fo:font-style="italic" style:text-underline-style="none" fo:font-weight="normal" officeooo:rsid="00ee03b5" officeooo:paragraph-rsid="01173b0f" style:font-size-asian="8.75pt" style:font-style-asian="italic" style:font-weight-asian="normal" style:font-size-complex="10pt" style:font-style-complex="italic" style:font-weight-complex="normal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font-style="normal" style:text-underline-style="none" fo:font-weight="normal" officeooo:rsid="0119d945" officeooo:paragraph-rsid="0119d945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font-style="normal" style:text-underline-style="none" fo:font-weight="normal" officeooo:rsid="011c5d87" officeooo:paragraph-rsid="0119d945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>
      <style:paragraph-properties fo:margin-top="0.201cm" fo:margin-bottom="0.201cm" style:contextual-spacing="false"/>
      <style:text-properties style:font-name="Calibri" fo:font-size="10pt" fo:font-style="normal" style:text-underline-style="none" fo:font-weight="normal" officeooo:rsid="0119d945" officeooo:paragraph-rsid="012ffac5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paragraph-properties fo:margin-top="0.201cm" fo:margin-bottom="0.201cm" style:contextual-spacing="false"/>
      <style:text-properties style:font-name="Calibri" fo:font-size="10pt" fo:font-style="normal" style:text-underline-style="none" fo:font-weight="normal" officeooo:rsid="0119d945" officeooo:paragraph-rsid="01232672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style:paragraph-properties fo:margin-top="0.201cm" fo:margin-bottom="0.201cm" style:contextual-spacing="false"/>
      <style:text-properties style:font-name="Calibri" fo:font-size="10pt" fo:font-style="normal" style:text-underline-style="none" fo:font-weight="normal" officeooo:rsid="0029380e" officeooo:paragraph-rsid="012ffac5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ext_20_body">
      <style:paragraph-properties fo:margin-top="0.201cm" fo:margin-bottom="0.201cm" style:contextual-spacing="false"/>
      <style:text-properties style:font-name="Calibri" fo:font-size="10pt" fo:font-style="italic" style:text-underline-style="none" fo:font-weight="normal" officeooo:rsid="0119d945" officeooo:paragraph-rsid="012ffac5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ext_20_body">
      <style:paragraph-properties fo:margin-top="0.201cm" fo:margin-bottom="0.201cm" style:contextual-spacing="false"/>
      <style:text-properties style:font-name="Calibri" fo:font-size="10pt" fo:font-style="italic" style:text-underline-style="none" fo:font-weight="normal" officeooo:rsid="0029380e" officeooo:paragraph-rsid="012ffac5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Text_20_body">
      <style:paragraph-properties fo:margin-top="0.201cm" fo:margin-bottom="0.201cm" style:contextual-spacing="false"/>
      <style:text-properties style:font-name="Calibri" fo:font-size="10pt" fo:font-style="italic" style:text-underline-style="none" fo:font-weight="normal" officeooo:rsid="0029380e" officeooo:paragraph-rsid="01232672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Text_20_body" style:list-style-name="L1">
      <style:paragraph-properties fo:margin-top="0.201cm" fo:margin-bottom="0.201cm" style:contextual-spacing="false"/>
      <style:text-properties officeooo:paragraph-rsid="012ffac5"/>
    </style:style>
    <style:style style:name="P14" style:family="paragraph" style:parent-style-name="Text_20_body">
      <style:paragraph-properties fo:margin-top="0.201cm" fo:margin-bottom="0.201cm" style:contextual-spacing="false"/>
      <style:text-properties fo:font-style="normal" officeooo:paragraph-rsid="01232672" style:font-style-asian="normal" style:font-style-complex="normal"/>
    </style:style>
    <style:style style:name="P15" style:family="paragraph" style:parent-style-name="Text_20_body">
      <style:paragraph-properties fo:margin-top="0.201cm" fo:margin-bottom="0.201cm" style:contextual-spacing="false"/>
      <style:text-properties fo:color="#000000" loext:opacity="100%" style:font-name="Calibri" fo:font-size="10pt" fo:language="fr" fo:country="FR" fo:font-style="normal" style:text-underline-style="none" fo:font-weight="normal" officeooo:rsid="011e73e3" officeooo:paragraph-rsid="01232672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Text_20_body">
      <style:paragraph-properties fo:margin-top="0.201cm" fo:margin-bottom="0.201cm" style:contextual-spacing="false"/>
      <style:text-properties fo:color="#000000" loext:opacity="100%" style:font-name="Calibri" fo:font-size="10pt" fo:language="fr" fo:country="FR" fo:font-style="normal" style:text-underline-style="none" fo:font-weight="normal" officeooo:rsid="00ee03b5" officeooo:paragraph-rsid="0123a198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Text_20_body">
      <style:paragraph-properties fo:margin-top="0.201cm" fo:margin-bottom="0.201cm" style:contextual-spacing="false"/>
      <style:text-properties style:text-underline-style="none" fo:font-weight="normal" officeooo:rsid="0029380e" officeooo:paragraph-rsid="01232672" style:font-weight-asian="normal" style:font-weight-complex="normal"/>
    </style:style>
    <style:style style:name="T1" style:family="text">
      <style:text-properties fo:color="#3465a4" loext:opacity="100%" style:font-name="Calibri" style:text-underline-style="solid" style:text-underline-width="auto" style:text-underline-color="font-color" officeooo:rsid="000cc793"/>
    </style:style>
    <style:style style:name="T2" style:family="text">
      <style:text-properties fo:color="#3465a4" loext:opacity="100%" style:font-name="Calibri" fo:font-size="19pt" style:text-underline-style="none" fo:font-weight="bold" officeooo:rsid="0028939e" style:font-size-asian="19pt" style:font-weight-asian="bold" style:font-size-complex="19pt" style:font-weight-complex="bold"/>
    </style:style>
    <style:style style:name="T3" style:family="text">
      <style:text-properties fo:color="#3465a4" loext:opacity="100%" style:font-name="Calibri" fo:font-size="19pt" style:text-underline-style="none" fo:font-weight="bold" officeooo:rsid="007e3ccf" style:font-size-asian="19pt" style:font-weight-asian="bold" style:font-size-complex="19pt" style:font-weight-complex="bold"/>
    </style:style>
    <style:style style:name="T4" style:family="text">
      <style:text-properties fo:color="#3465a4" loext:opacity="100%" style:font-name="Calibri" fo:font-size="19pt" style:text-underline-style="none" fo:font-weight="bold" officeooo:rsid="007e6ef0" style:font-size-asian="19pt" style:font-weight-asian="bold" style:font-size-complex="19pt" style:font-weight-complex="bold"/>
    </style:style>
    <style:style style:name="T5" style:family="text">
      <style:text-properties fo:color="#3465a4" loext:opacity="100%" style:font-name="Calibri" fo:font-size="19pt" style:text-underline-style="none" fo:font-weight="bold" officeooo:rsid="007ece0e" style:font-size-asian="19pt" style:font-weight-asian="bold" style:font-size-complex="19pt" style:font-weight-complex="bold"/>
    </style:style>
    <style:style style:name="T6" style:family="text">
      <style:text-properties fo:color="#3465a4" loext:opacity="100%" style:font-name="Calibri" fo:font-size="19pt" style:text-underline-style="none" fo:font-weight="bold" officeooo:rsid="007ffbf9" style:font-size-asian="19pt" style:font-weight-asian="bold" style:font-size-complex="19pt" style:font-weight-complex="bold"/>
    </style:style>
    <style:style style:name="T7" style:family="text">
      <style:text-properties fo:color="#3465a4" loext:opacity="100%" style:font-name="Calibri" fo:font-size="19pt" style:text-underline-style="none" fo:font-weight="bold" officeooo:rsid="01299ebc" style:font-size-asian="19pt" style:font-weight-asian="bold" style:font-size-complex="19pt" style:font-weight-complex="bold"/>
    </style:style>
    <style:style style:name="T8" style:family="text">
      <style:text-properties fo:color="#3465a4" loext:opacity="100%" style:font-name="Calibri" fo:font-size="19pt" style:text-underline-style="none" fo:font-weight="bold" officeooo:rsid="01299ebc" style:font-name-asian="Noto Sans CJK SC" style:font-size-asian="19pt" style:font-weight-asian="bold" style:font-name-complex="Lohit Devanagari" style:font-size-complex="19pt" style:font-weight-complex="bold"/>
    </style:style>
    <style:style style:name="T9" style:family="text">
      <style:text-properties fo:color="#3465a4" loext:opacity="100%" style:font-name="Calibri" fo:font-size="26pt" style:text-underline-style="solid" style:text-underline-width="auto" style:text-underline-color="font-color" officeooo:rsid="000cc793" style:font-size-asian="26pt" style:font-size-complex="26pt"/>
    </style:style>
    <style:style style:name="T10" style:family="text">
      <style:text-properties fo:color="#3465a4" loext:opacity="100%" style:font-name="Calibri" fo:font-size="26pt" style:text-underline-style="solid" style:text-underline-width="auto" style:text-underline-color="font-color" officeooo:rsid="01299ebc" style:font-size-asian="26pt" style:font-size-complex="26pt"/>
    </style:style>
    <style:style style:name="T11" style:family="text">
      <style:text-properties style:font-name="Calibri" fo:font-size="10pt" fo:font-style="italic" style:text-underline-style="none" fo:font-weight="normal" officeooo:rsid="011dd316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style:font-name="Calibri" fo:font-size="10pt" fo:font-style="italic" style:text-underline-style="none" fo:font-weight="normal" officeooo:rsid="0029380e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style:font-name="Calibri" fo:font-size="10pt" fo:font-style="italic" style:font-size-asian="10pt" style:font-style-asian="italic" style:font-size-complex="10pt" style:font-style-complex="italic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position="0% 100%" officeooo:rsid="00b0e480"/>
    </style:style>
    <style:style style:name="T16" style:family="text">
      <style:text-properties style:text-position="0% 100%" officeooo:rsid="011891cb"/>
    </style:style>
    <style:style style:name="T17" style:family="text">
      <style:text-properties officeooo:rsid="011b336a"/>
    </style:style>
    <style:style style:name="T18" style:family="text">
      <style:text-properties officeooo:rsid="011c5d87"/>
    </style:style>
    <style:style style:name="T19" style:family="text">
      <style:text-properties officeooo:rsid="011d6775"/>
    </style:style>
    <style:style style:name="T20" style:family="text">
      <style:text-properties officeooo:rsid="011dd316"/>
    </style:style>
    <style:style style:name="T21" style:family="text">
      <style:text-properties officeooo:rsid="011e2025"/>
    </style:style>
    <style:style style:name="T22" style:family="text">
      <style:text-properties officeooo:rsid="011e73e3"/>
    </style:style>
    <style:style style:name="T23" style:family="text">
      <style:text-properties officeooo:rsid="011eabad"/>
    </style:style>
    <style:style style:name="T24" style:family="text">
      <style:text-properties officeooo:rsid="0120ceb2"/>
    </style:style>
    <style:style style:name="T25" style:family="text">
      <style:text-properties officeooo:rsid="0120e708"/>
    </style:style>
    <style:style style:name="T26" style:family="text">
      <style:text-properties officeooo:rsid="0121c3af"/>
    </style:style>
    <style:style style:name="T27" style:family="text">
      <style:text-properties officeooo:rsid="0029380e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29380e" style:font-style-asian="italic" style:font-style-complex="italic"/>
    </style:style>
    <style:style style:name="T30" style:family="text">
      <style:text-properties fo:font-style="italic" officeooo:rsid="0029380e" style:font-size-asian="10pt" style:font-style-asian="italic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0">Entraînement : vitesse distance et temps</text:span><text:span text:style-name="T3">.</text:span></text:p>
      <text:p text:style-name="P4"><text:span text:style-name="T15">Aloïs a bien compris comment se repérer sur Terre, maintenant il veut en savoir plus sur comment se repérer dans le système solaire. </text:span><text:span text:style-name="T16">Pour cela il faut maîtriser les notions de distances, de vitesse et de temps.</text:span></text:p>
      <text:list xml:id="list2147256266" text:style-name="L1">
        <text:list-item>
          <text:p text:style-name="P5">À l'aide de la <text:span text:style-name="T14">fiche méthode : vitesse, distance, temps</text:span>. <text:span text:style-name="T17">Résoudre les problèmes suivants, </text:span><text:span text:style-name="T22">en proposant toujours une formule littérale avant l</text:span><text:span text:style-name="T23">e calcul et la</text:span><text:span text:style-name="T22"> valeur numérique.</text:span></text:p>
        </text:list-item>
        <text:list-item>
          <text:p text:style-name="P6">Une voiture sur l'autoroute se déplace à 130 kilomètres par heure. Quelle distance aura t-elle parcourue :</text:p>
        </text:list-item>
      </text:list>
      <text:p text:style-name="P7">- <text:span text:style-name="T18">après une heure ? </text:span><text:span text:style-name="T27">…………………………………………….……………………………………………………………………………………………………….………………………………….</text:span></text:p>
      <text:p text:style-name="P9">……………………………..…………….……………………………………………………………………………………………………….………………………………….………………………………</text:p>
      <text:p text:style-name="P10">- <text:span text:style-name="T18">après 2.35 heures ? ..</text:span><text:span text:style-name="T27">…………………………………………….……………………………………………………………………………………………………….………………………………</text:span></text:p>
      <text:p text:style-name="P11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0">- <text:span text:style-name="T18">après 72 minutes ? </text:span><text:span text:style-name="T27">…………………………………………….……………………………………………………………………………………………………….…………………………………</text:span></text:p>
      <text:p text:style-name="P11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1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1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0">- <text:span text:style-name="T19">après 4000 secondes ? </text:span><text:span text:style-name="T27">…….……………………………………………………………………………………………………….………………………………….……………………………….</text:span></text:p>
      <text:p text:style-name="P11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1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1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224521036547851" text:continue-numbering="true" text:style-name="L1">
        <text:list-item>
          <text:p text:style-name="P13">Ushain Bolt parcours 100 mètres en 9.58 secondes. En moyenne, </text:p>
        </text:list-item>
      </text:list>
      <text:p text:style-name="P14"><text:span text:style-name="T21">- quelle est sa vitesse en mètre par seconde ? <text:s/></text:span><text:span text:style-name="T12">…………………………………………….…………………………………………………………………………………………………</text:span></text:p>
      <text:p text:style-name="P12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2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8">- <text:span text:style-name="T21">quelle est sa vitesse en kilomètre par heure ?</text:span><text:span text:style-name="T29">…………………………………………….…………………………………………………………………………………………………</text:span></text:p>
      <text:p text:style-name="P12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2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5">S'il allait toujours à la même vitesse <text:span text:style-name="T24">lorsqu'il courrait :</text:span></text:p>
      <text:p text:style-name="P15">- <text:span text:style-name="T26">C</text:span><text:span text:style-name="T24">ombien de temps mettrait t-il a parcourir un 4</text:span><text:span text:style-name="T25">12 mètres</text:span><text:span text:style-name="T24">? </text:span><text:span text:style-name="T30">…………………………………………….……………………………………………………………………………</text:span></text:p>
      <text:p text:style-name="P12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2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6">- <text:span text:style-name="T26">Quelle distance parcourait-il en 1h et 35 min ? </text:span><text:span text:style-name="T30">…………………………………………….……………………………………………………………………………………………….</text:span></text:p>
      <text:p text:style-name="P12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7"><text:span text:style-name="T13">…………………………………………….……………………………………………………………………………………………………….………………………………….………………………………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7H13M17S</meta:editing-duration>
    <meta:editing-cycles>179</meta:editing-cycles>
    <meta:generator>LibreOffice/7.0.4.2$Linux_X86_64 LibreOffice_project/00$Build-2</meta:generator>
    <meta:creation-date>2021-02-11T10:59:54.903285377</meta:creation-date>
    <meta:initial-creator>J Cercy</meta:initial-creator>
    <dc:date>2021-05-17T22:45:20.105276201</dc:date>
    <dc:creator>J Cercy</dc:creator>
    <meta:document-statistic meta:table-count="0" meta:image-count="0" meta:object-count="0" meta:page-count="1" meta:paragraph-count="30" meta:word-count="194" meta:character-count="2792" meta:non-whitespace-character-count="2629"/>
  </office:meta>
</office:document-meta>
</file>